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2">
            <text:p>цена закуп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171.42" table:style-name="ce4">
            <text:p>171,4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office:value-type="float" office:value="107.34" table:style-name="ce4">
            <text:p>107,3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71.43" table:style-name="ce4">
            <text:p>171,4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232.55" table:style-name="ce4">
            <text:p>232,5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office:value-type="float" office:value="116.06" table:style-name="ce4">
            <text:p>116,0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71.66" table:style-name="ce4">
            <text:p>171,66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office:value-type="float" office:value="102.23" table:style-name="ce4">
            <text:p>102,2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89.43" table:style-name="ce4">
            <text:p>289,4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0" table:style-name="ce4">
            <text:p>20</text:p>
          </table:table-cell>
          <table:table-cell office:value-type="float" office:value="256.44" table:style-name="ce4">
            <text:p>256,44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office:value-type="float" office:value="165.81" table:style-name="ce4">
            <text:p>165,8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office:value-type="float" office:value="264.61" table:style-name="ce4">
            <text:p>264,6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office:value-type="float" office:value="157.44999999999999" table:style-name="ce4">
            <text:p>157,4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73.33999999999997" table:style-name="ce4">
            <text:p>273,34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office:value-type="float" office:value="185.21" table:style-name="ce4">
            <text:p>185,2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office:value-type="float" office:value="277.12" table:style-name="ce4">
            <text:p>277,1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office:value-type="float" office:value="164.87" table:style-name="ce4">
            <text:p>164,8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office:value-type="float" office:value="208.09" table:style-name="ce4">
            <text:p>208,0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06.11" table:style-name="ce4">
            <text:p>206,1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office:value-type="float" office:value="113.74" table:style-name="ce4">
            <text:p>113,74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office:value-type="float" office:value="235.67" table:style-name="ce4">
            <text:p>235,6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table:style-name="ce4"/>
          <table:table-cell office:value-type="float" office:value="235.78" table:style-name="ce4">
            <text:p>235,7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99.71" table:style-name="ce4">
            <text:p>199,7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60.42" table:style-name="ce4">
            <text:p>260,4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48.73" table:style-name="ce4">
            <text:p>248,7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46.26" table:style-name="ce4">
            <text:p>246,26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office:value-type="float" office:value="135.76" table:style-name="ce4">
            <text:p>135,76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office:value-type="float" office:value="283.94" table:style-name="ce4">
            <text:p>283,94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office:value-type="float" office:value="577.07000000000005" table:style-name="ce4">
            <text:p>577,0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office:value-type="float" office:value="268.23" table:style-name="ce4">
            <text:p>268,23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office:value-type="float" office:value="239.2" table:style-name="ce4">
            <text:p>239,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table:style-name="ce4"/>
          <table:table-cell office:value-type="float" office:value="260.08" table:style-name="ce4">
            <text:p>260,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87.32" table:style-name="ce4">
            <text:p>287,3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80.47000000000003" table:style-name="ce4">
            <text:p>280,4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83.89999999999998" table:style-name="ce4">
            <text:p>283,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87.32" table:style-name="ce4">
            <text:p>287,3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92.77" table:style-name="ce4">
            <text:p>292,7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70.8" table:style-name="ce4">
            <text:p>270,8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office:value-type="float" office:value="246.93" table:style-name="ce4">
            <text:p>246,9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33.59" table:style-name="ce4">
            <text:p>233,5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12.81" table:style-name="ce4">
            <text:p>212,8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office:value-type="float" office:value="190.33" table:style-name="ce4">
            <text:p>190,3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82.31" table:style-name="ce4">
            <text:p>182,3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208.46" table:style-name="ce4">
            <text:p>208,46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table:style-name="ce4"/>
          <table:table-cell office:value-type="float" office:value="273.16000000000003" table:style-name="ce4">
            <text:p>273,16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office:value-type="float" office:value="259.52" table:style-name="ce4">
            <text:p>259,5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office:value-type="float" office:value="331.56" table:style-name="ce4">
            <text:p>331,5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10.4" table:style-name="ce4">
            <text:p>210,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243.7" table:style-name="ce4">
            <text:p>243,7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office:value-type="float" office:value="696.95" table:style-name="ce4">
            <text:p>696,9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office:value-type="float" office:value="313.22000000000003" table:style-name="ce4">
            <text:p>313,2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office:value-type="float" office:value="212.77" table:style-name="ce4">
            <text:p>212,77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150" table:formula="of:=SUM([.B2:.B52])" table:style-name="ce1">
            <text:p>2150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C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8-22T07:39:42Z</dc:date>
    <meta:editing-cycles>37</meta:editing-cycles>
    <meta:editing-duration>PT43205S</meta:editing-duration>
  </office:meta>
</office:document-meta>
</file>